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dfStamperView.AbstractPdfStampe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StamperView.readPdf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dfStamperView.generatesDownloa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dfStamper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